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n>1</mn>
            <mstyle mathvariant="normal">
              <mi mathvariant="normal">a</mi>
            </mstyle>
            <mi>.</mi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i>x</mi>
              <mo stretchy="false">=</mo>
              <mstyle mathvariant="normal">
                <mrow>
                  <mtext>#</mtext>
                  <mi>of</mi>
                  <mi>stories</mi>
                </mrow>
              </mstyle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i>m</mi>
              <mo stretchy="false">=</mo>
              <mstyle mathvariant="normal">
                <mrow>
                  <mi mathvariant="normal">$</mi>
                  <mi>amount</mi>
                  <mi>of</mi>
                  <mi>monthly</mi>
                  <mi>payments</mi>
                </mrow>
              </mstyle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i>r</mi>
              <mo stretchy="false">=</mo>
              <mstyle mathvariant="normal">
                <mrow>
                  <mtext>#</mtext>
                  <mi>of</mi>
                  <mi>people</mi>
                  <mi>renting</mi>
                  <mi>office</mi>
                  <mi>space</mi>
                </mrow>
              </mstyle>
            </mrow>
          </mrow>
        </mtd>
      </mtr>
      <mtr>
        <mtd>
          <mrow/>
        </mtd>
      </mtr>
      <mtr>
        <mtd>
          <mrow>
            <mn>1</mn>
            <mstyle mathvariant="normal">
              <mi mathvariant="normal">b</mi>
            </mstyle>
            <mi>.</mi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i mathvariant="normal">I</mi>
            </mstyle>
            <mi>.</mi>
            <mrow/>
            <mrow/>
            <mrow/>
            <mrow/>
            <mrow/>
            <mrow/>
            <mrow/>
            <mi>a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mx</mi>
                <mn>2</mn>
              </msup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i>II</mi>
            </mstyle>
            <mi>.</mi>
            <mrow/>
            <mrow/>
            <mrow/>
            <mrow/>
            <mi>b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 mathvariant="italic">rx</mi>
                <mo stretchy="false">+</mo>
                <mi>c</mi>
              </mrow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i>III</mi>
            </mstyle>
            <mi>.</mi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 mathvariant="italic">rx</mi>
                      <mo stretchy="false">+</mo>
                      <mi>c</mi>
                    </mrow>
                  </mrow>
                  <mo fence="true" stretchy="false">)</mo>
                </mrow>
                <mo stretchy="false">−</mo>
                <msup>
                  <mi mathvariant="italic">mx</mi>
                  <mn>2</mn>
                </msup>
              </mrow>
            </mrow>
          </mrow>
        </mtd>
      </mtr>
      <mtr>
        <mtd>
          <mrow/>
        </mtd>
      </mtr>
      <mtr>
        <mtd>
          <mn>2.</mn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The</mi>
                <mi>monthly</mi>
                <mi>profit</mi>
                <mi>varies</mi>
                <mi>quadratically</mi>
                <mi mathvariant="normal">.</mi>
                <mi>It</mi>
                <mi>is</mi>
                <mi>positive</mi>
                <mi>while</mi>
              </mrow>
            </mstyle>
            <mrow>
              <mi mathvariant="italic">rx</mi>
              <mo stretchy="false">+</mo>
              <mi>c</mi>
            </mrow>
            <mstyle mathvariant="normal">
              <mrow>
                <mi>is</mi>
                <mi>greater</mi>
                <mi>than</mi>
              </mrow>
            </mstyle>
            <msup>
              <mi mathvariant="italic">mx</mi>
              <mn>2</mn>
            </msup>
            <mstyle mathvariant="normal">
              <mi mathvariant="normal">.</mi>
            </mstyle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i>Once</mi>
            </mstyle>
            <msup>
              <mi mathvariant="italic">mx</mi>
              <mn>2</mn>
            </msup>
            <mstyle mathvariant="normal">
              <mrow>
                <mi>is</mi>
                <mi>greater</mi>
                <mi>than</mi>
              </mrow>
            </mstyle>
            <mrow>
              <mi mathvariant="italic">rx</mi>
              <mo stretchy="false">+</mo>
              <mi>c</mi>
            </mrow>
            <mstyle mathvariant="normal">
              <mrow>
                <mi mathvariant="normal">,</mi>
                <mi>the</mi>
                <mi>monthly</mi>
                <mi>profit</mi>
                <mi>is</mi>
                <mi>negative</mi>
                <mi mathvariant="normal">.</mi>
              </mrow>
            </mstyle>
          </mrow>
        </mtd>
      </mtr>
      <mtr>
        <mtd>
          <mrow/>
        </mtd>
      </mtr>
      <mtr>
        <mtd>
          <mn>3.</mn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 mathvariant="normal">I</mi>
                <mi>am</mi>
                <mi>using</mi>
                <mi>matrices</mi>
                <mi>inverse</mi>
                <mi>matrices</mi>
                <mi>derived</mi>
                <mtext>from</mtext>
                <mi>the</mi>
                <mi>given</mi>
                <mi>points</mi>
                <mtext>to</mtext>
                <mi>find</mi>
                <mi>the</mi>
                <mi>values</mi>
              </mrow>
            </mstyle>
            <mrow/>
            <mi>a</mi>
            <mi>,</mi>
            <mi>b</mi>
            <mi>,</mi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text>and</mtext>
            <mrow/>
            <mi>c</mi>
            <mstyle mathvariant="normal">
              <mrow>
                <mi>for</mi>
                <mi>the</mi>
                <mi>quadratic</mi>
                <mi>equation</mi>
                <mrow/>
                <mi>for</mi>
                <mi>the</mi>
                <mi>monthly</mi>
                <mi>profit</mi>
                <mtext>in</mtext>
                <mi>the</mi>
                <mrow/>
                <mi>form</mi>
              </mrow>
            </mstyle>
            <mrow>
              <msup>
                <mi mathvariant="italic">ax</mi>
                <mn>2</mn>
              </msup>
              <mo stretchy="false">+</mo>
              <mi mathvariant="italic">bx</mi>
              <mo stretchy="false">+</mo>
              <mi>c</mi>
            </mrow>
            <mstyle mathvariant="normal">
              <mrow>
                <mi mathvariant="normal">,</mi>
                <mi>as</mi>
                <mi>it</mi>
                <mi mathvariant="normal">'</mi>
                <mi mathvariant="normal">s</mi>
                <mi>more</mi>
              </mrow>
            </mstyle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efficient</mi>
                <mi>than</mi>
                <mi>solving</mi>
                <mi mathvariant="normal">a</mi>
                <mi>system</mi>
                <mi>of</mi>
                <mi>equations</mi>
                <mi mathvariant="normal">.</mi>
              </mrow>
            </mstyle>
          </mrow>
        </mtd>
      </mtr>
      <mtr>
        <mtd>
          <mrow/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o fence="true" stretchy="false">(</mo>
              <mrow>
                <mrow>
                  <mn>2,</mn>
                  <mn>4000</mn>
                </mrow>
              </mrow>
              <mo fence="true" stretchy="false">)</mo>
            </mrow>
            <mrow/>
            <mrow/>
            <mrow/>
            <mrow/>
            <mrow/>
            <mrow/>
            <mo stretchy="false">→</mo>
            <mrow/>
            <mrow/>
            <mi>a</mi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  <mo stretchy="false">+</mo>
              <mi>b</mi>
            </mrow>
            <mrow>
              <mrow>
                <mn>2</mn>
                <mo stretchy="false">+</mo>
                <mi>c</mi>
              </mrow>
              <mo stretchy="false">=</mo>
              <mn>4000</mn>
            </mrow>
            <mrow/>
            <mrow/>
            <mrow/>
            <mrow/>
            <mrow/>
            <mrow/>
            <mo stretchy="false">→</mo>
            <mrow/>
            <mrow/>
            <mn>4</mn>
            <mrow>
              <mi>a</mi>
              <mo stretchy="false">+</mo>
              <mn>2</mn>
            </mrow>
            <mrow>
              <mi>b</mi>
              <mo stretchy="false">+</mo>
              <mi>c</mi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o fence="true" stretchy="false">(</mo>
              <mrow>
                <mrow>
                  <mn>3,</mn>
                  <mn>9000</mn>
                </mrow>
              </mrow>
              <mo fence="true" stretchy="false">)</mo>
            </mrow>
            <mrow/>
            <mrow/>
            <mrow/>
            <mrow/>
            <mrow/>
            <mrow/>
            <mrow/>
            <mo stretchy="false">→</mo>
            <mrow/>
            <mrow/>
            <mi>a</mi>
            <mrow>
              <msup>
                <mrow>
                  <mo fence="true" stretchy="false">(</mo>
                  <mrow>
                    <mn>3</mn>
                  </mrow>
                  <mo fence="true" stretchy="false">)</mo>
                </mrow>
                <mn>2</mn>
              </msup>
              <mo stretchy="false">+</mo>
              <mi>b</mi>
            </mrow>
            <mrow>
              <mrow>
                <mn>3</mn>
                <mo stretchy="false">+</mo>
                <mi>c</mi>
              </mrow>
              <mo stretchy="false">=</mo>
              <mn>9000</mn>
            </mrow>
            <mrow/>
            <mrow/>
            <mrow/>
            <mrow/>
            <mrow/>
            <mrow/>
            <mrow/>
            <mo stretchy="false">→</mo>
            <mrow/>
            <mrow/>
            <mrow/>
            <mn>9</mn>
            <mrow>
              <mi>a</mi>
              <mo stretchy="false">+</mo>
              <mn>3</mn>
            </mrow>
            <mrow>
              <mi>b</mi>
              <mo stretchy="false">+</mo>
              <mi>c</mi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o fence="true" stretchy="false">(</mo>
              <mrow>
                <mrow>
                  <mn>4,</mn>
                  <mn>12000</mn>
                </mrow>
              </mrow>
              <mo fence="true" stretchy="false">)</mo>
            </mrow>
            <mrow/>
            <mrow/>
            <mo stretchy="false">→</mo>
            <mrow/>
            <mrow/>
            <mi>a</mi>
            <mrow>
              <msup>
                <mrow>
                  <mo fence="true" stretchy="false">(</mo>
                  <mrow>
                    <mn>4</mn>
                  </mrow>
                  <mo fence="true" stretchy="false">)</mo>
                </mrow>
                <mn>2</mn>
              </msup>
              <mo stretchy="false">+</mo>
              <mi>b</mi>
            </mrow>
            <mrow>
              <mrow>
                <mn>4</mn>
                <mo stretchy="false">+</mo>
                <mi>c</mi>
              </mrow>
              <mo stretchy="false">=</mo>
              <mn>12000</mn>
            </mrow>
            <mrow/>
            <mrow/>
            <mo stretchy="false">→</mo>
            <mrow/>
            <mrow/>
            <mn>16</mn>
            <mrow>
              <mi>a</mi>
              <mo stretchy="false">+</mo>
              <mn>4</mn>
            </mrow>
            <mrow>
              <mi>b</mi>
              <mo stretchy="false">+</mo>
              <mi>c</mi>
            </mrow>
          </mrow>
        </mtd>
      </mtr>
      <mtr>
        <mtd>
          <mrow/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i>A</mi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i>C</mi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i>B</mi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o fence="true" stretchy="true">[</mo>
              <mrow>
                <mtable>
                  <mtr>
                    <mtd>
                      <mn>4</mn>
                    </mtd>
                    <mtd>
                      <mn>2</mn>
                    </mtd>
                    <mtd>
                      <mn>1</mn>
                    </mtd>
                  </mtr>
                  <mtr>
                    <mtd>
                      <mn>9</mn>
                    </mtd>
                    <mtd>
                      <mn>3</mn>
                    </mtd>
                    <mtd>
                      <mn>1</mn>
                    </mtd>
                  </mtr>
                  <mtr>
                    <mtd>
                      <mn>16</mn>
                    </mtd>
                    <mtd>
                      <mn>4</mn>
                    </mtd>
                    <mtd>
                      <mn>1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  <mtr>
                      <mtd>
                        <mi>c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4000</mn>
                      </mtd>
                    </mtr>
                    <mtr>
                      <mtd>
                        <mn>9000</mn>
                      </mtd>
                    </mtr>
                    <mtr>
                      <mtd>
                        <mn>12000</mn>
                      </mtd>
                    </mtr>
                  </mtable>
                </mrow>
                <mo fence="true" stretchy="true">]</mo>
              </mrow>
            </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sup>
                <mi>A</mi>
                <mrow>
                  <mo stretchy="false">−</mo>
                  <mn>1</mn>
                </mrow>
              </msup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row>
                            <mrow/>
                            <mrow/>
                            <mrow/>
                            <mrow/>
                            <mn>1</mn>
                          </mrow>
                          <mrow>
                            <mrow/>
                            <mrow/>
                            <mrow/>
                            <mrow/>
                            <mn>2</mn>
                          </mrow>
                        </mfrac>
                      </mtd>
                      <mtd>
                        <mrow>
                          <mrow/>
                          <mrow/>
                          <mrow>
                            <mrow/>
                            <mo stretchy="false">−</mo>
                            <mn>1</mn>
                          </mrow>
                        </mrow>
                      </mtd>
                      <mtd>
                        <mrow>
                          <mrow/>
                          <mrow/>
                          <mrow/>
                          <mfrac>
                            <mrow>
                              <mrow/>
                              <mrow/>
                              <mrow/>
                              <mrow/>
                              <mn>1</mn>
                            </mrow>
                            <mrow>
                              <mrow/>
                              <mrow/>
                              <mrow/>
                              <mrow/>
                              <mn>2</mn>
                            </mrow>
                          </mfrac>
                        </mrow>
                      </mtd>
                    </mtr>
                    <mtr>
                      <mtd>
                        <mfrac>
                          <mrow>
                            <mo stretchy="false">−</mo>
                            <mn>7</mn>
                          </mrow>
                          <mrow>
                            <mrow/>
                            <mrow/>
                            <mrow/>
                            <mrow/>
                            <mn>2</mn>
                          </mrow>
                        </mfrac>
                      </mtd>
                      <mtd>
                        <mrow>
                          <mrow/>
                          <mrow/>
                          <mrow/>
                          <mrow/>
                          <mrow/>
                          <mrow/>
                          <mrow/>
                          <mrow/>
                          <mn>6</mn>
                        </mrow>
                      </mtd>
                      <mtd>
                        <mrow>
                          <mrow/>
                          <mrow/>
                          <mrow/>
                          <mfrac>
                            <mrow>
                              <mo stretchy="false">−</mo>
                              <mn>5</mn>
                            </mrow>
                            <mrow>
                              <mrow/>
                              <mrow/>
                              <mrow/>
                              <mrow/>
                              <mn>2</mn>
                            </mrow>
                          </mfrac>
                        </mrow>
                      </mtd>
                    </mtr>
                    <mtr>
                      <mtd>
                        <mrow>
                          <mrow/>
                          <mrow/>
                          <mrow/>
                          <mrow/>
                          <mrow/>
                          <mn>6</mn>
                        </mrow>
                      </mtd>
                      <mtd>
                        <mrow>
                          <mrow/>
                          <mrow>
                            <mrow/>
                            <mo stretchy="false">−</mo>
                            <mn>8</mn>
                          </mrow>
                        </mrow>
                      </mtd>
                      <mtd>
                        <mrow>
                          <mrow/>
                          <mrow/>
                          <mrow/>
                          <mrow/>
                          <mrow/>
                          <mrow/>
                          <mrow/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row>
                <msup>
                  <mi>A</mi>
                  <mrow>
                    <mo stretchy="false">−</mo>
                    <mn>1</mn>
                  </mrow>
                </msup>
                <mo stretchy="false">∗</mo>
                <mi mathvariant="italic">AC</mi>
              </mrow>
              <mo stretchy="false">=</mo>
              <mrow>
                <msup>
                  <mi>A</mi>
                  <mrow>
                    <mo stretchy="false">−</mo>
                    <mn>1</mn>
                  </mrow>
                </msup>
                <mo stretchy="false">∗</mo>
                <mi>B</mi>
              </mrow>
            </mrow>
          </mrow>
        </mtd>
      </mtr>
      <mtr>
        <mtd>
          <mrow/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i>C</mi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i>B</mi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row>
                <mo fence="true" stretchy="true">[</mo>
                <mrow>
                  <mtable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  <mtr>
                      <mtd>
                        <mi>c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000</mn>
                        </mrow>
                      </mtd>
                    </mtr>
                    <mtr>
                      <mtd>
                        <mn>10000</mn>
                      </mtd>
                    </mtr>
                    <mtr>
                      <mtd>
                        <mrow>
                          <mo stretchy="false">−</mo>
                          <mn>12000</mn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/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Equation</mi>
                <mrow/>
                <mi>for</mi>
                <mi>profit</mi>
                <mi>as</mi>
                <mi mathvariant="normal">a</mi>
                <mrow/>
                <mi>function</mi>
                <mi>of</mi>
                <mi>the</mi>
                <mrow/>
                <mtext>#</mtext>
                <mi>of</mi>
                <mi>stories</mi>
                <mi mathvariant="normal">:</mi>
              </mrow>
            </mstyle>
            <mrow/>
            <mrow/>
            <mrow/>
            <mrow/>
            <mrow/>
            <mrow/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1000</mn>
              </mrow>
            </mrow>
            <mrow>
              <msup>
                <mi>x</mi>
                <mn>2</mn>
              </msup>
              <mo stretchy="false">+</mo>
              <mn>10000</mn>
            </mrow>
            <mrow>
              <mi>x</mi>
              <mo stretchy="false">−</mo>
              <mn>12000</mn>
            </mrow>
          </mrow>
        </mtd>
      </mtr>
      <mtr>
        <mtd>
          <mrow/>
        </mtd>
      </mtr>
      <mtr>
        <mtd>
          <mn>4.</mn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When</mi>
                <mi>the</mi>
                <mi>equation</mi>
                <mi>for</mi>
                <mi>profit</mi>
                <mi>is</mi>
                <mi>set</mi>
                <mi>equal</mi>
                <mtext>to</mtext>
                <mn>15000,</mn>
                <mi>solving</mi>
                <mrow/>
                <mi>for</mi>
              </mrow>
            </mstyle>
            <mi>x</mi>
            <mstyle mathvariant="normal">
              <mrow>
                <mi>will</mi>
                <mi>give</mi>
                <mi>the</mi>
                <mi>values</mi>
                <mi>of</mi>
              </mrow>
            </mstyle>
            <mi>x</mi>
            <mrow/>
            <mstyle mathvariant="normal">
              <mrow>
                <mtext>for</mtext>
                <mi>which</mi>
              </mrow>
            </mstyle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the</mi>
                <mi>profit</mi>
                <mi>is</mi>
                <mi>equal</mi>
                <mtext>to</mtext>
                <mi mathvariant="normal">$</mi>
                <mn>15000.</mn>
              </mrow>
            </mstyle>
          </mrow>
        </mtd>
      </mtr>
      <mtr>
        <mtd>
          <mrow/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n>15000</mn>
              <mo stretchy="false">=</mo>
              <mrow>
                <mo stretchy="false">−</mo>
                <mn>1000</mn>
              </mrow>
            </mrow>
            <mrow>
              <msup>
                <mi>x</mi>
                <mn>2</mn>
              </msup>
              <mo stretchy="false">+</mo>
              <mn>10000</mn>
            </mrow>
            <mrow>
              <mi>x</mi>
              <mo stretchy="false">−</mo>
              <mn>12000</mn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row/>
              <mo stretchy="false">−</mo>
              <mn>1000</mn>
            </mrow>
            <mrow>
              <msup>
                <mi>x</mi>
                <mn>2</mn>
              </msup>
              <mo stretchy="false">+</mo>
              <mn>10000</mn>
            </mrow>
            <mrow>
              <mrow>
                <mi>x</mi>
                <mo stretchy="false">−</mo>
                <mn>27000</mn>
              </mrow>
              <mo stretchy="false">=</mo>
              <mn>0</mn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sup>
                <mi>x</mi>
                <mn>2</mn>
              </msup>
              <mo stretchy="false">−</mo>
              <mn>10</mn>
            </mrow>
            <mrow>
              <mrow>
                <mi>x</mi>
                <mo stretchy="false">+</mo>
                <mn>27</mn>
              </mrow>
              <mo stretchy="false">=</mo>
              <mn>0</mn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i>x</mi>
              <mo stretchy="false">=</mo>
              <mfrac>
                <mrow>
                  <mn>10</mn>
                  <mo stretchy="false">±</mo>
                  <msqrt>
                    <mrow>
                      <mrow>
                        <mrow>
                          <mo stretchy="false">−</mo>
                          <msup>
                            <mn>10</mn>
                            <mn>2</mn>
                          </msup>
                        </mrow>
                        <mo stretchy="false">−</mo>
                        <mn>4</mn>
                      </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n>27</mn>
                        </mrow>
                        <mo fence="true" stretchy="false">)</mo>
                      </mrow>
                    </mrow>
                  </msqrt>
                </mrow>
                <mrow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n>2</mn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i>x</mi>
              <mo stretchy="false">=</mo>
              <mfrac>
                <mrow>
                  <mn>10</mn>
                  <mo stretchy="false">±</mo>
                  <msqrt>
                    <mrow>
                      <mo stretchy="false">−</mo>
                      <mn>108</mn>
                    </mrow>
                  </msqrt>
                </mrow>
                <mrow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n>2</mn>
                </mrow>
              </mfrac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i>x</mi>
              <mo stretchy="false">=</mo>
              <mrow>
                <mn>5</mn>
                <mo stretchy="false">±</mo>
                <mn>3</mn>
              </mrow>
            </mrow>
            <mi>i</mi>
            <msqrt>
              <mn>3</mn>
            </msqrt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No</mi>
                <mi>real</mi>
                <mi>answers</mi>
              </mrow>
            </mstyle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text>-------------------</mtext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No</mi>
                <mi mathvariant="normal">,</mi>
                <mi>because</mi>
                <mi>when</mi>
                <mi>the</mi>
                <mi>equation</mi>
                <mi>for</mi>
                <mi>profit</mi>
                <mi>is</mi>
                <mi>set</mi>
                <mi>equal</mi>
                <mtext>to</mtext>
                <mi mathvariant="normal">$</mi>
                <mn>15000</mn>
                <mi>there</mi>
                <mi>are</mi>
                <mi>no</mi>
                <mi>real</mi>
                <mi>solutions</mi>
                <mi mathvariant="normal">.</mi>
              </mrow>
            </mstyle>
          </mrow>
        </mtd>
      </mtr>
      <mtr>
        <mtd>
          <mrow/>
        </mtd>
      </mtr>
      <mtr>
        <mtd>
          <mn>5.</mn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frac>
                <mrow>
                  <mo stretchy="false">−</mo>
                  <mn>10000</mn>
                </mrow>
                <mrow>
                  <mn>2</mn>
                  <mrow>
                    <mo fence="true" stretchy="false">(</mo>
                    <mrow>
                      <mrow>
                        <mo stretchy="false">−</mo>
                        <mn>1000</mn>
                      </mrow>
                    </mrow>
                    <mo fence="true" stretchy="false">)</mo>
                  </mrow>
                </mrow>
              </mfrac>
              <mo stretchy="false">=</mo>
              <mstyle mathvariant="normal">
                <mrow>
                  <mn>5</mn>
                  <mi>stories</mi>
                </mrow>
              </mstyle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text>-------------------</mtext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i>The</mi>
            </mstyle>
            <mi>x</mi>
            <mstyle mathvariant="normal">
              <mrow>
                <mrow>
                  <mo stretchy="false">−</mo>
                  <mi>coordinate</mi>
                </mrow>
                <mi>of</mi>
                <mi>the</mi>
                <mi>vertex</mi>
                <mi>of</mi>
                <mi>the</mi>
                <mi>equation</mi>
                <mi>for</mi>
                <mi>profit</mi>
                <mi>where</mi>
              </mrow>
            </mstyle>
            <mrow>
              <mi>x</mi>
              <mo stretchy="false">=</mo>
              <mstyle mathvariant="normal">
                <mrow>
                  <mtext>#</mtext>
                  <mi>of</mi>
                  <mi>stories</mi>
                  <mi>is</mi>
                  <mi>the</mi>
                </mrow>
              </mstyle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text>#</mtext>
                <mi>of</mi>
                <mi>stories</mi>
                <mi>that</mi>
                <mi>gives</mi>
                <mi>the</mi>
                <mi>maximum</mi>
                <mi>profit</mi>
                <mi mathvariant="normal">.</mi>
              </mrow>
            </mstyle>
          </mrow>
        </mtd>
      </mtr>
      <mtr>
        <mtd>
          <mrow/>
        </mtd>
      </mtr>
      <mtr>
        <mtd>
          <mn>6.</mn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When</mi>
                <mi>the</mi>
                <mi>equation</mi>
                <mi>for</mi>
                <mi>profit</mi>
                <mi>is</mi>
                <mi>set</mi>
                <mi>equal</mi>
                <mtext>to</mtext>
                <mn>0,</mn>
                <mi>solving</mi>
                <mi>for</mi>
              </mrow>
            </mstyle>
            <mi>x</mi>
            <mstyle mathvariant="normal">
              <mrow>
                <mi>will</mi>
                <mi>give</mi>
                <mi>the</mi>
                <mi>values</mi>
                <mi>of</mi>
              </mrow>
            </mstyle>
            <mi>x</mi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between</mi>
                <mi>which</mi>
                <mi>the</mi>
                <mi>profit</mi>
                <mi>will</mi>
                <mi>be</mi>
                <mi>positive</mi>
                <mi mathvariant="normal">.</mi>
              </mrow>
            </mstyle>
          </mrow>
        </mtd>
      </mtr>
      <mtr>
        <mtd>
          <mrow/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row/>
              <mo stretchy="false">−</mo>
              <mn>1000</mn>
            </mrow>
            <mrow>
              <msup>
                <mi>x</mi>
                <mn>2</mn>
              </msup>
              <mo stretchy="false">+</mo>
              <mn>10000</mn>
            </mrow>
            <mrow>
              <mrow>
                <mi>x</mi>
                <mo stretchy="false">−</mo>
                <mn>12000</mn>
              </mrow>
              <mo stretchy="false">=</mo>
              <mn>0</mn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sup>
                <mi>x</mi>
                <mn>2</mn>
              </msup>
              <mo stretchy="false">−</mo>
              <mn>10</mn>
            </mrow>
            <mrow>
              <mrow>
                <mi>x</mi>
                <mo stretchy="false">+</mo>
                <mn>12</mn>
              </mrow>
              <mo stretchy="false">=</mo>
              <mn>0</mn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i>x</mi>
              <mo stretchy="false">=</mo>
              <mfrac>
                <mrow>
                  <mn>10</mn>
                  <mo stretchy="false">±</mo>
                  <msqrt>
                    <mrow>
                      <mrow>
                        <mrow>
                          <mo stretchy="false">−</mo>
                          <msup>
                            <mn>10</mn>
                            <mn>2</mn>
                          </msup>
                        </mrow>
                        <mo stretchy="false">−</mo>
                        <mn>4</mn>
                      </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n>12</mn>
                        </mrow>
                        <mo fence="true" stretchy="false">)</mo>
                      </mrow>
                    </mrow>
                  </msqrt>
                </mrow>
                <mrow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n>2</mn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i>x</mi>
              <mo stretchy="false">=</mo>
              <mfrac>
                <mrow>
                  <mn>10</mn>
                  <mo stretchy="false">±</mo>
                  <msqrt>
                    <mn>52</mn>
                  </msqrt>
                </mrow>
                <mrow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row/>
                  <mn>2</mn>
                </mrow>
              </mfrac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>
              <mi>x</mi>
              <mo stretchy="false">=</mo>
              <mrow>
                <mn>5</mn>
                <mo stretchy="false">±</mo>
                <msqrt>
                  <mn>13</mn>
                </msqrt>
              </mrow>
            </mrow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i>x</mi>
            <mrow>
              <mrow/>
              <mo stretchy="false">≈</mo>
              <mrow/>
            </mrow>
            <mn>8</mn>
            <mtext>or</mtext>
            <mi>x</mi>
            <mrow>
              <mrow/>
              <mo stretchy="false">≈</mo>
              <mrow/>
            </mrow>
            <mn>2</mn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text>----------------</mtext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Between</mi>
                <mn>2</mn>
                <mtext>and</mtext>
                <mn>8</mn>
                <mi>stories</mi>
                <mi>the</mi>
                <mi>profit</mi>
                <mi>will</mi>
                <mi>be</mi>
                <mi>positive</mi>
                <mi mathvariant="normal">.</mi>
                <mi>The</mi>
                <mi>lower</mi>
                <mi>number</mi>
                <mi>is</mi>
                <mi>rounded</mi>
                <mi>up</mi>
                <mtext>and</mtext>
              </mrow>
            </mstyle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the</mi>
                <mi>higher</mi>
                <mi>number</mi>
                <mi>is</mi>
                <mi>rounded</mi>
                <mi>down</mi>
                <mi>because</mi>
                <mi>you</mi>
                <mi>can</mi>
                <mi mathvariant="normal">'</mi>
                <mi mathvariant="normal">t</mi>
                <mi>have</mi>
                <mi mathvariant="normal">a</mi>
                <mrow>
                  <mi>non</mi>
                  <mo stretchy="false">−</mo>
                  <mi>integer</mi>
                </mrow>
                <mi>number</mi>
                <mi>of</mi>
                <mi>stories</mi>
                <mi mathvariant="normal">.</mi>
              </mrow>
            </mstyle>
          </mrow>
        </mtd>
      </mtr>
      <mtr>
        <mtd>
          <mrow/>
        </mtd>
      </mtr>
      <mtr>
        <mtd>
          <mn>7.</mn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Rent</mi>
                <mi>per</mi>
                <mi>month</mi>
                <mi>with</mi>
                <mi mathvariant="normal">a</mi>
                <mn>7</mn>
                <mi>story</mi>
                <mi>building</mi>
                <mi mathvariant="normal">:</mi>
              </mrow>
            </mstyle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Formula</mi>
                <mi>for</mi>
                <mrow/>
                <mi>rent</mi>
                <mi mathvariant="normal">:</mi>
              </mrow>
            </mstyle>
            <mrow>
              <mi mathvariant="italic">rx</mi>
              <mo stretchy="false">+</mo>
              <mi>c</mi>
            </mrow>
            <mrow/>
            <mrow/>
            <mo stretchy="false">→</mo>
            <mrow/>
            <mrow/>
            <mn>10000</mn>
            <mrow>
              <mrow>
                <mo fence="true" stretchy="false">(</mo>
                <mrow>
                  <mn>7</mn>
                </mrow>
                <mo fence="true" stretchy="false">)</mo>
              </mrow>
              <mo stretchy="false">−</mo>
              <mn>12000</mn>
            </mrow>
            <mrow/>
            <mrow/>
            <mo stretchy="false">→</mo>
            <mrow/>
            <mrow/>
            <mi>$</mi>
            <mn>58000</mn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Rent</mi>
                <mi>per</mi>
                <mi>month</mi>
                <mi>with</mi>
                <mi mathvariant="normal">a</mi>
                <mn>7</mn>
                <mi>story</mi>
                <mi>building</mi>
                <mi>is</mi>
                <mi mathvariant="normal">$</mi>
                <mn>58000.</mn>
              </mrow>
            </mstyle>
          </mrow>
        </mtd>
      </mtr>
      <mtr>
        <mtd>
          <mrow/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Required</mi>
                <mi>monthly</mi>
                <mi>payments</mi>
                <mi>with</mi>
                <mi mathvariant="normal">a</mi>
                <mn>7</mn>
                <mi>story</mi>
                <mi>building</mi>
                <mi mathvariant="normal">:</mi>
              </mrow>
            </mstyle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Formula</mi>
                <mi>for</mi>
                <mi>rent</mi>
                <mi mathvariant="normal">:</mi>
              </mrow>
            </mstyle>
            <msup>
              <mi mathvariant="italic">mx</mi>
              <mn>2</mn>
            </msup>
            <mrow/>
            <mrow/>
            <mo stretchy="false">→</mo>
            <mrow/>
            <mrow/>
            <mn>1000</mn>
            <msup>
              <mrow>
                <mo fence="true" stretchy="false">(</mo>
                <mrow>
                  <mn>7</mn>
                </mrow>
                <mo fence="true" stretchy="false">)</mo>
              </mrow>
              <mn>2</mn>
            </msup>
            <mrow/>
            <mrow/>
            <mo stretchy="false">→</mo>
            <mrow/>
            <mrow/>
            <mi>$</mi>
            <mn>49000</mn>
          </mrow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Required</mi>
                <mi>payments</mi>
                <mi>per</mi>
                <mi>month</mi>
                <mi>with</mi>
                <mi mathvariant="normal">a</mi>
                <mn>7</mn>
                <mi>story</mi>
                <mi>building</mi>
                <mi>amount</mi>
                <mtext>to</mtext>
                <mi mathvariant="normal">$</mi>
                <mn>49000.</mn>
              </mrow>
            </mstyle>
          </mrow>
        </mtd>
      </mtr>
      <mtr>
        <mtd>
          <mrow/>
        </mtd>
      </mtr>
      <mtr>
        <mtd>
          <mn>8.</mn>
        </mtd>
      </mtr>
      <mtr>
        <mtd>
          <mrow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row/>
            <mstyle mathvariant="normal">
              <mrow>
                <mi>See</mi>
                <mi>graph</mi>
                <mi>paper</mi>
                <mi mathvariant="normal">.</mi>
              </mrow>
            </mstyle>
          </mrow>
        </mtd>
      </mtr>
    </mtable>
    <annotation encoding="StarMath 5.0">1 nitalic a. newline
{}{}{}{}{}{}{}{}{}{}{}{}{}{}{}{}{}x = nitalic{"#" of stories} newline
{}{}{}{}{}{}{}{}{}{}{}{}{}{}{}{}{}m = nitalic{$ amount of monthly payments} newline
{}{}{}{}{}{}{}{}{}{}{}{}{}{}{}{}{}r = nitalic{"#" of people renting office space} newline newline
1 nitalic b. newline
{}{}{}{}{}{}{}{}{}{}{}{}nitalic I. 
{}{}{}{}{}{}{}a(x) = mx^{2} newline
{}{}{}{}{}{}{}{}{}{}{}{}nitalic II. 
{}{}{}{}b(x) = rx + c newline
{}{}{}{}{}{}{}{}{}{}{}{}nitalic III. 
p(x) = (rx + c) - mx^{2} newline
newline
2. newline
{}{}{}{}{}{}{}{}{}{}{}{}{}{}{}{}{}nitalic{The monthly profit varies quadratically. It is positive while} rx + c nitalic{is greater than} mx^{2} nitalic{.} newline 
{}{}{}{}{}{}{}{}{}{}{}{}{}{}{}{}{} nitalic{Once} mx^{2} nitalic{is greater than} rx + c nitalic{, the monthly profit is negative.} newline
newline
3. newline
{}{}{}{}{}{}{}{}{}{}{}{}{}{}{}{}{}nitalic{I am using matrices inverse matrices derived "from" the given points "to" find the values} {}a, b, newline
{}{}{}{}{}{}{}{}{}{}{}{}{}{}{}{}{}"and" {} c nitalic{for the quadratic equation {}for the monthly profit "in" the {} form} ax^{2}+bx+c
nitalic{, as it's more} newline 
{}{}{}{}{}{}{}{}{}{}{}{}{}{}{}{}{}nitalic{efficient than solving a system of equations.}newline
newline
{}{}{}{}{}{}{}{}{}{}{}{}{}{}{}{}{}(2, 4000) {}{}{}{}{}{} rightarrow {}{} a(2)^2 + b2 + c = 4000 {}{}{}{}{}{} rightarrow {}{} 4a + 2b + c newline
{}{}{}{}{}{}{}{}{}{}{}{}{}{}{}{}{}(3, 9000) {}{}{}{}{}{}{} rightarrow {}{} a(3)^2 + b3 + c = 9000 {}{}{}{}{}{}{} rightarrow {}{}{} 9a + 3b + c newline
{}{}{}{}{}{}{}{}{}{}{}{}{}{}{}{}{}(4, 12000) {}{} rightarrow {}{} a(4)^2 + b4 + c = 12000 {}{} rightarrow {}{} 16a + 4b + c 
newline
newline
{}{}{}{}{}{}{}{}{}{}{}{}{}{}{}{}{}{}{}{}{}{}{}{}{}{}{}{}{}{}{}{}{}{}{}{}{}{}A{}{}{}{}{}{}{}{}{}{}{}{}{}{}{}{}{}{}{}C{}{}{}{}{}{}{}{}{}{}{}{}{}{}{}{}{}{}{}{}B
newline
{}{}{}{}{}{}{}{}{}{}{}{}{}{}{}{}{}left [ matrix{4 # 2 # 1 ## 9 # 3 # 1 ## 16 # 4 # 1} right ]left [  matrix{a ## b ## c} right ] = left [  matrix{4000 ## 9000 ## 12000} right ] {}{}{}{}{}{}{}{}{}{}{}{}{} A^{-1} = left [  matrix{ {{}{}{}{}1} over {{}{}{}{}2} # {}{}{}-1 # {}{}{}{{}{}{}{}1} over {{}{}{}{}2} ## {-7} over {{}{}{}{}2} # {}{}{}{}{}{}{}{}6 # {}{}{}{-5} over {{}{}{}{}2} ## {}{}{}{}{}6 # {}{}-8 # {}{}{}{}{}{}{}3} right ] newline
{}{}{}{}{}{}{}{}{}{}{}{}{}{}{}{}{}{}{}{}{}{}{}{}{}{}{}{}{}{}{}A^{-1} * AC = A^{-1} * B newline
newline
{}{}{}{}{}{}{}{}{}{}{}{}{}{}{}{}{}{}{}C{}{}{}{}{}{}{}{}{}{}{}{}{}{}{}{}{}{}{}{}{}{}{}{}{}{}{}{}B
newline
{}{}{}{}{}{}{}{}{}{}{}{}{}{}{}{}{}left [  matrix{a ## b ## c} right ] = left [  matrix{-1000 ## 10000 ## -12000} right ] newline
newline
{}{}{}{}{}{}{}{}{}{}{}{}{}{}{}{}{}nitalic{Equation {}for profit as a {} function of the {}"#" of stories:} {}{}{}{}{}{}P(x) = -1000x^{2} + 10000x - 12000 newline
newline
4. newline
{}{}{}{}{}{}{}{}{}{}{}{}{}{}{}{}{}nitalic{When the equation for profit is set equal "to" 15000, solving {}for } x nitalic{will give the values of } x {} nitalic{"for" which} newline
{}{}{}{}{}{}{}{}{}{}{}{}{}{}{}{}{}nitalic{the profit is equal "to" $15000.} newline
newline
{}{}{}{}{}{}{}{}{}{}{}{}{}{}{}{}{}15000 = -1000x^{2} + 10000x -12000 newline
{}{}{}{}{}{}{}{}{}{}{}{}{}{}{}{}{}-1000x^{2} + 10000x -27000 = 0 newline
{}{}{}{}{}{}{}{}{}{}{}{}{}{}{}{}{}x^{2} - 10x + 27 = 0 newline
{}{}{}{}{}{}{}{}{}{}{}{}{}{}{}{}{}x = {10 +- sqrt{-10^{2} - 4(1)(27)}} over {{}{}{}{}{}{}{}{}{}{}{}{}{}{}{}{}{}{}{}{}{}{}{}{}{}{}{}{}{}{}{}{}{}{}{}{}{}2(1)} newline
{}{}{}{}{}{}{}{}{}{}{}{}{}{}{}{}{}x = {10 +- sqrt{-108}} over {{}{}{}{}{}{}{}{}{}{}{}{}{}{}{}{}{}{}{}{}{}2} newline
{}{}{}{}{}{}{}{}{}{}{}{}{}{}{}{}{}x = 5 +- 3i sqrt{3} newline
{}{}{}{}{}{}{}{}{}{}{}{}{}{}{}{}{}nitalic{No real answers} newline
{}{}{}{}{}{}{}{}{}{}{}{}{}{}{}{}{}"-------------------" newline
{}{}{}{}{}{}{}{}{}{}{}{}{}{}{}{}{}nitalic{No, because when the equation for profit is set equal "to" $15000 there are no real solutions.} newline
newline
5. newline
{}{}{}{}{}{}{}{}{}{}{}{}{}{}{}{}{} {-10000} over {2(-1000)} = nitalic{5 stories} newline
{}{}{}{}{}{}{}{}{}{}{}{}{}{}{}{}{}"-------------------" newline
{}{}{}{}{}{}{}{}{}{}{}{}{}{}{}{}{}nitalic{The }x nitalic{-coordinate of the vertex of the equation for profit where} x = nitalic{"#" of  stories is the} newline
{}{}{}{}{}{}{}{}{}{}{}{}{}{}{}{}{}nitalic{"#" of stories that gives the maximum profit.}newline
newline
6. newline
{}{}{}{}{}{}{}{}{}{}{}{}{}{}{}{}{}nitalic{When the equation for profit is set equal "to" 0, solving for } x nitalic{ will give the values of } x newline
{}{}{}{}{}{}{}{}{}{}{}{}{}{}{}{}{}nitalic{ between which the profit will be positive.}newline
newline
{}{}{}{}{}{}{}{}{}{}{}{}{}{}{}{}{}-1000x^{2} + 10000x - 12000 = 0 newline
{}{}{}{}{}{}{}{}{}{}{}{}{}{}{}{}{}x^{2} - 10x + 12 = 0 newline
{}{}{}{}{}{}{}{}{}{}{}{}{}{}{}{}{}x = {10 +- sqrt{-10^{2}-4(1)(12)}} over {{}{}{}{}{}{}{}{}{}{}{}{}{}{}{}{}{}{}{}{}{}{}{}{}{}{}{}{}{}{}{}{}{}{}{}{}2(1)} newline
{}{}{}{}{}{}{}{}{}{}{}{}{}{}{}{}{}x = {10 +- sqrt{52}} over {{}{}{}{}{}{}{}{}{}{}{}{}{}2} newline
{}{}{}{}{}{}{}{}{}{}{}{}{}{}{}{}{}x = 5 +- sqrt{13} newline
{}{}{}{}{}{}{}{}{}{}{}{}{}{}{}{}{}x {}approx{} 8 "or"  x {}approx{} 2 newline
{}{}{}{}{}{}{}{}{}{}{}{}{}{}{}{}{}"----------------" newline
{}{}{}{}{}{}{}{}{}{}{}{}{}{}{}{}{}nitalic{Between 2 "and" 8 stories the profit will be positive. The lower number is rounded up "and"} newline
{}{}{}{}{}{}{}{}{}{}{}{}{}{}{}{}{}nitalic{the higher number is rounded down because you can't have a non-integer number of stories.} newline
newline
7. newline
{}{}{}{}{}{}{}{}{}{}{}{}{}{}{}{}{}nitalic{Rent per month with a 7 story building:}newline
{}{}{}{}{}{}{}{}{}{}{}{}{}{}{}{}{}nitalic{Formula for {}rent: }rx + c {}{} rightarrow {}{} 10000(7) - 12000 {}{} rightarrow {}{} $58000 newline
{}{}{}{}{}{}{}{}{}{}{}{}{}{}{}{}{}nitalic{Rent per month with a 7 story building is $58000.} newline
newline
{}{}{}{}{}{}{}{}{}{}{}{}{}{}{}{}{}nitalic{Required monthly payments with a 7 story building:} newline
{}{}{}{}{}{}{}{}{}{}{}{}{}{}{}{}{}nitalic{Formula for rent: } mx^{2} {}{} rightarrow {}{} 1000(7)^{2} {}{} rightarrow {}{} $49000 newline
{}{}{}{}{}{}{}{}{}{}{}{}{}{}{}{}{}nitalic{Required payments per month with a 7 story building amount "to" $49000.}newline
newline
8. newline
{}{}{}{}{}{}{}{}{}{}{}{}{}{}{}{}{}nitalic{See graph paper.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06:04:50.400626218</meta:creation-date>
    <meta:generator>LibreOffice/4.3.2.2.0$Linux_X86_64 LibreOffice_project/430m0$Build-2</meta:generator>
    <dc:date>2014-10-30T06:59:03.089497751</dc:date>
    <meta:editing-duration>PT55M10S</meta:editing-duration>
    <meta:editing-cycles>3</meta:editing-cycles>
  </office:meta>
</office:document-meta>
</file>